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3.9035" calcext:value-type="float">
            <text:p>33.9035</text:p>
          </table:table-cell>
          <table:table-cell table:number-columns-repeated="2"/>
          <table:table-cell table:formula="of:=[.B2]*[.E11]" office:value-type="float" office:value="19.1844918797295" calcext:value-type="float">
            <text:p>19.1844918797</text:p>
          </table:table-cell>
          <table:table-cell/>
          <table:table-cell table:formula="of:=[.E2]/8" office:value-type="float" office:value="2.39806148496619" calcext:value-type="float">
            <text:p>2.39806148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4.995" calcext:value-type="float">
            <text:p>4.995</text:p>
          </table:table-cell>
          <table:table-cell table:number-columns-repeated="2"/>
          <table:table-cell table:formula="of:=[.B3]*[.E11]" office:value-type="float" office:value="2.82644968629342" calcext:value-type="float">
            <text:p>2.826449686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/2</text:p>
          </table:table-cell>
          <table:table-cell table:formula="of:=[.B2]/2" office:value-type="float" office:value="16.95175" calcext:value-type="float">
            <text:p>16.95175</text:p>
          </table:table-cell>
          <table:table-cell table:number-columns-repeated="2"/>
          <table:table-cell table:formula="of:=[.B7]*[.E11]" office:value-type="float" office:value="9.59224593986475" calcext:value-type="float">
            <text:p>9.5922459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/2 * b/2</text:p>
          </table:table-cell>
          <table:table-cell table:formula="of:=[.B7]*[.B7]" office:value-type="float" office:value="287.3618280625" calcext:value-type="float">
            <text:p>287.3618280625</text:p>
          </table:table-cell>
          <table:table-cell table:number-columns-repeated="2"/>
          <table:table-cell table:formula="of:=[.B8]*[.E11]" office:value-type="float" office:value="162.605355111102" calcext:value-type="float">
            <text:p>162.605355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 * h</text:p>
          </table:table-cell>
          <table:table-cell table:formula="of:=[.B3]*[.B3]" office:value-type="float" office:value="24.950025" calcext:value-type="float">
            <text:p>24.950025</text:p>
          </table:table-cell>
          <table:table-cell table:number-columns-repeated="2"/>
          <table:table-cell table:formula="of:=[.B9]*[.E11]" office:value-type="float" office:value="14.1181161830356" calcext:value-type="float">
            <text:p>14.118116183</text:p>
          </table:table-cell>
          <table:table-cell table:number-columns-repeated="2"/>
        </table:table-row>
        <table:table-row table:style-name="ro1">
          <table:table-cell/>
          <table:table-cell table:formula="of:=[.B8]+[.B9]" office:value-type="float" office:value="312.3118530625" calcext:value-type="float">
            <text:p>312.3118530625</text:p>
          </table:table-cell>
          <table:table-cell table:number-columns-repeated="2"/>
          <table:table-cell table:formula="of:=[.B10]*[.E11]" office:value-type="float" office:value="176.723471294138" calcext:value-type="float">
            <text:p>176.7234712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formula="of:=SQRT([.B10])" office:value-type="float" office:value="17.6723471294138" calcext:value-type="float">
            <text:p>17.672347129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11]/[.B11]" office:value-type="float" office:value="0.565855793051735" calcext:value-type="float">
            <text:p>0.565855793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0/00/0000</text:date>, <text:time style:data-style-name="N2" text:time-value="20:18:10.3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14:07:17.361000000</meta:creation-date>
    <dc:date>2016-03-22T20:55:27.902000000</dc:date>
    <meta:editing-duration>P5DT6H20M14S</meta:editing-duration>
    <meta:editing-cycles>2</meta:editing-cycles>
    <meta:generator>LibreOffice/4.3.5.2$Windows_x86 LibreOffice_project/3a87456aaa6a95c63eea1c1b3201acedf0751bd5</meta:generator>
    <meta:document-statistic meta:table-count="1" meta:cell-count="25" meta:object-count="0"/>
  </office:meta>
</office:document-meta>
</file>